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5" style:parent-style-name="Heading1" style:family="paragraph"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size="10pt" style:font-size-asian="10pt" style:font-size-complex="10pt"/>
    </style:style>
    <style:style style:name="P267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Arvin Bandong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02/16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et<text:s/>Tayo ng Dat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Manifold Cheddar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2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 Source code</text:p>
          </table:table-cell>
          <table:table-cell table:style-name="TableCell52" table:number-columns-spanned="2">
            <text:p text:style-name="P53">models.py</text:p>
          </table:table-cell>
          <table:covered-table-cell/>
          <table:table-cell table:style-name="TableCell54" table:number-columns-spanned="4">
            <text:p text:style-name="P55">index.html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>views.py</text:p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<text:s/>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<text:s/></text:span><text:span text:style-name="T93">examples of the items listed below.</text:span></text:p>
      <text:p text:style-name="P94"/>
      <text:p text:style-name="P95">Place a check mark if the code complies with the criteria. <text:s/>If not, place 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<text:s/>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 under the supervision of Asst. Prof. Ma. Rowena C. Solamo of the Department of Computer Science, College of Engineering, University of<text:s/>the Philippines, Diliman for the AY 2016-2017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 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<text:s/>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 after the Code History containing the following information: file creation date, development group, client group and a brief statement of<text:s/>the purpose of the software in the file.</text:p>
          </table:table-cell>
          <table:table-cell table:style-name="TableCell208">
            <text:p text:style-name="P209"/>
          </table:table-cell>
          <table:table-cell table:style-name="TableCell210">
            <text:p text:style-name="P211">/</text:p>
          </table:table-cell>
          <table:table-cell table:style-name="TableCell212">
            <text:p text:style-name="P213">Add: each variable would have a corresponding descriptions</text:p>
            <text:p text:style-name="P214"/>
            <text:p text:style-name="P215">variable_name; #description</text:p>
          </table:table-cell>
        </table:table-row>
        <table:table-row table:style-name="TableRow216">
          <table:table-cell table:style-name="TableCell217">
            <text:p text:style-name="P218">Each method in the file is preceded by a comment block which provides the following information: method name, routine's<text:s/>creation date, purpose of the routine, a list of the calling arguments (their types and what they do), a list of required files and/or database tables, and return value.</text:p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Indentions are 5 spaces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/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Inline comments are found at the top of the statement using '/*' and '*/'.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Bracketing of block statements follows the following format:</text:p>
            <text:p text:style-name="P246"/>
            <text:p text:style-name="P247">if (){</text:p>
            <text:p text:style-name="P248"><text:s text:c="5"/>statements;</text:p>
            <text:p text:style-name="P249">}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/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Exceptions are being handled appropriately.</text:p>
          </table:table-cell>
          <table:table-cell table:style-name="TableCell259">
            <text:p text:style-name="P260">/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h text:style-name="P265" text:outline-level="1">Reviewer’s Comments:</text:h>
      <text:h text:style-name="P266" text:outline-level="1"><text:tab/>Due to the use of Django as our framework and python as its<text:s/>underlying language, some parts of the checklist cannot be satisfied due to design restrictions.<text:line-break/></text:h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2:56:00Z</meta:creation-date>
    <dc:date>2017-02-16T21:51:00Z</dc:date>
    <meta:print-date>2006-07-28T14:33:00Z</meta:print-date>
    <meta:template xlink:href="Normal.dotm" xlink:type="simple"/>
    <meta:editing-cycles>3</meta:editing-cycles>
    <meta:editing-duration>PT420S</meta:editing-duration>
    <meta:document-statistic meta:page-count="2" meta:paragraph-count="5" meta:word-count="384" meta:character-count="2572" meta:row-count="18" meta:non-whitespace-character-count="2193"/>
  </office:meta>
</office:document-meta>
</file>